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03_12-59-05_000.jpg</text:p>
          </table:table-cell>
          <table:table-cell table:style-name="ce26" office:value-type="string">
            <text:p><text:s/>:m :PHOTO 起きた時刻（二度寝） / 2023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 :m :PHOTO 起きた時刻（二度寝） / 2023">
            <text:p><text:s/>:m :PHOTO 起きた時刻（二度寝）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 office:value-type="string">
            <text:p>2023-02-03_07-44-27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2-03_03-41-11_000.jpg</text:p>
          </table:table-cell>
          <table:table-cell table:style-name="ce26" office:value-type="string">
            <text:p>:m :PHOTO 寝た時刻 / 2023 / オナニー、未了、duration=1.5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:PHOTO 寝た時刻 / 2023 / オナニー、未了、duration=1.5時間ぐらい,other=~">
            <text:p>:m :PHOTO 寝た時刻 / 2023 / オナニー、未了、duration=1.5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2-02_18-00-27_000.jpg</text:p>
          </table:table-cell>
          <table:table-cell table:style-name="ce26" office:value-type="string">
            <text:p>:m #*# RES / JVEMV6 64#236_inui / 『脳科学からみる子どもの心の育ち』 著者=乾敏郎,校注=~ / p.170 / w=側坐核；尾状核；ドーパミン：放出、産生；VTA,topic=~,publisher=~,other=illust+:側坐核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7];CONCATENATE([.C7];&quot; / &quot;;[.E5]))" office:value-type="string" office:string-value=":m RES 1*1 / free# JVEMV6 83#_98:1 / 83. chemistry / topics=無機質,w=硝石；硝酸ナトリウム；亜硝酸塩；,s=~,i=~,other=memo+:化学反応式：アンモニア～硝酸カリウム,next=,doc=r-1-1~1.4:『化学雑話』:p.98">
            <text:p>:m RES 1*1 / free# JVEMV6 83#_98:1 / 83. chemistry / topics=無機質,w=硝石；硝酸ナトリウム；亜硝酸塩；,s=~,i=~,other=memo+:化学反応式：アンモニア～硝酸カリウム,next=,doc=r-1-1~1.4:『化学雑話』:p.98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2-03_01-51-41_000.jpg</text:p>
          </table:table-cell>
          <table:table-cell table:style-name="ce31" office:value-type="string">
            <text:p>:m RES #*# / free# JVEMV6 82#_YMNX:1 / 82. math-research / topics=四元数,w=~,s=~,i=~,doc=~,other=q+:q-id.PIJC:{(iA)i=i(Ai)} / N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RES #*# / free# JVEMV6 82#_YMNX:1 / 82. math-research / topics=四元数,w=~,s=~,i=~,doc=~,other=q+:q-id.PIJC:{(iA)i=i(Ai)} / N~">
            <text:p>:m RES #*# / free# JVEMV6 82#_YMNX:1 / 82. math-research / topics=四元数,w=~,s=~,i=~,doc=~,other=q+:q-id.PIJC:{(iA)i=i(Ai)} / N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7" office:value-type="string">
            <text:p>2023-02-02_17-03-31_000.jpg</text:p>
          </table:table-cell>
          <table:table-cell table:style-name="ce26" office:value-type="string">
            <text:p>:m RES 1*1 / free# JVEMV6 83#_98:1 / 83. chemistry / topics=無機質,w=硝石；硝酸ナトリウム；亜硝酸塩；,s=~,i=~,other=memo+:化学反応式：アンモニア～硝酸カリウム,next=,doc=r-1-1~1.4:『化学雑話』:p.98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RES 1*1 / free# JVEMV6 83#_98:1 / 83. chemistry / topics=無機質,w=硝石；硝酸ナトリウム；亜硝酸塩；,s=~,i=~,other=memo+:化学反応式：アンモニア～硝酸カリウム,next=,doc=r-1-1~1.4:『化学雑話』:p.98">
            <text:p>:m RES 1*1 / free# JVEMV6 83#_98:1 / 83. chemistry / topics=無機質,w=硝石；硝酸ナトリウム；亜硝酸塩；,s=~,i=~,other=memo+:化学反応式：アンモニア～硝酸カリウム,next=,doc=r-1-1~1.4:『化学雑話』:p.98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2-02_14-00-2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2-02_21-23-45_000.jpg</text:p>
          </table:table-cell>
          <table:table-cell table:style-name="ce31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string">
            <text:p>2023-02-03_00-40-48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2-03_00-40-58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7" office:value-type="string">
            <text:p>2023-02-03_00-41-19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2-03_07-48-3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2-02_18-58-40_000.jpg</text:p>
          </table:table-cell>
          <table:table-cell table:style-name="ce26" office:value-type="string">
            <text:p>:m :篠笛,shinobue #*# / session-memo:session-1 / p.1-&lt;1&gt;:genre=melody:add:「蛍の光」：間奏,session=hour-18,tempo=~ \\\ p.2-&lt;1&gt;:genre=melody,session=hour-1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:篠笛,shinobue #*# / session-memo:session-1 / p.1-&lt;1&gt;:genre=melody:add:「蛍の光」：間奏,session=hour-18,tempo=~ \\\ p.2-&lt;1&gt;:genre=melody,session=hour-18">
            <text:p>:m :篠笛,shinobue #*# / session-memo:session-1 / p.1-&lt;1&gt;:genre=melody:add:「蛍の光」：間奏,session=hour-18,tempo=~ \\\ p.2-&lt;1&gt;:genre=melody,session=hour-18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03_08-06-43_000.jpg</text:p>
          </table:table-cell>
          <table:table-cell table:style-name="ce26" office:value-type="string">
            <text:p>:tome / (lang=ja) / topic=法則：知ることについて / content=脳のことを知らなければ、何も知ることはできない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tome / (lang=ja) / topic=法則：知ることについて / content=脳のことを知らなければ、何も知ることはできない">
            <text:p>:tome / (lang=ja) / topic=法則：知ることについて / content=脳のことを知らなければ、何も知ることはできない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0" office:value-type="string">
            <text:p>2023-02-03_13-14-49_000.jpg</text:p>
          </table:table-cell>
          <table:table-cell table:style-name="ce26" office:value-type="string">
            <text:p>:m #*# / memo:other(m:other) / topic=習字, about=,other=,id=~,content=湖;武;漢;蘇;州;強;熱;般;潮;解;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3">2023/02/03</text:date>, <text:time>13:5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3T13:56:33.85</dc:date>
    <dc:creator>iwabuchi ken</dc:creator>
    <meta:editing-duration>P53DT13H45M46S</meta:editing-duration>
    <meta:editing-cycles>17248</meta:editing-cycles>
    <meta:document-statistic meta:table-count="2" meta:cell-count="925" meta:object-count="0"/>
    <meta:user-defined meta:name="qrichtext">1</meta:user-defined>
  </office:meta>
</office:document-meta>
</file>